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Normal" style:family="paragraph">
      <style:paragraph-properties>
        <style:tab-stops>
          <style:tab-stop style:type="left" style:position="4.1875in"/>
        </style:tab-stops>
      </style:paragraph-properties>
    </style:style>
  </office:automatic-styles>
  <office:body>
    <office:text text:use-soft-page-breaks="true">
      <text:h text:style-name="P1" text:outline-level="2">Why use unit testing?</text:h>
      <text:p text:style-name="Normal">Two reason story<text:s/>(4):</text:p>
      <text:list text:style-name="LFO1" text:continue-numbering="true">
        <text:list-item>
          <text:p text:style-name="P2">We should aspire to be professional.<text:s/>(5)<text:s/></text:p>
        </text:list-item>
        <text:list-item>
          <text:p text:style-name="P3">Live Documentation. Improves readability. Decoupling. Permits Refactoring<text:s/>(7)</text:p>
        </text:list-item>
      </text:list>
      <text:h text:style-name="Heading2" text:outline-level="2">Styles of mocking<text:s/>(8)</text:h>
      <text:list text:style-name="LFO2" text:continue-numbering="true">
        <text:list-item>
          <text:p text:style-name="P4">Classical TDD style:</text:p>
          <text:list text:continue-numbering="true">
            <text:list-item>
              <text:p text:style-name="P5">Use real objects if possible and a double if it's awkward to use the real thing. So a classical TDDer would use a real warehouse and a double for the mail service. The kind of double doesn't really matter that much.</text:p>
            </text:list-item>
          </text:list>
        </text:list-item>
        <text:list-item>
          <text:p text:style-name="P6">Mockist TDD style:</text:p>
          <text:list text:continue-numbering="true">
            <text:list-item>
              <text:p text:style-name="P7">Use a mock for any object with interesting behaviour. In this case for both the warehouse and the mail service.<text:s/></text:p>
            </text:list-item>
          </text:list>
        </text:list-item>
      </text:list>
      <text:p text:style-name="Normal">Why use mock objects?</text:p>
      <text:p text:style-name="Normal">Fast, also independent, portable.<text:s/>(9)</text:p>
      <text:p text:style-name="Normal">Focussed, also permits design to interfaces, can communicate intent.<text:s/>(10)</text:p>
      <text:p text:style-name="Normal">When not to use mock objects?<text:s/>Value objects?<text:s/>(12)</text:p>
      <text:h text:style-name="Heading2" text:outline-level="2">Dummies</text:h>
      <text:p text:style-name="Normal">Extractor class requires Logger constructor argument. getLog method permits inspection of the argument provided.<text:s/>(14)</text:p>
      <text:p text:style-name="Normal">Example of two dummies:</text:p>
      <text:list text:style-name="LFO3" text:continue-numbering="true">
        <text:list-item>
          <text:p text:style-name="P8">PHPUnit: getMock method with class name</text:p>
        </text:list-item>
        <text:list-item>
          <text:p text:style-name="P9">Prophecy: first create a Prophesy object, then reveal</text:p>
        </text:list-item>
      </text:list>
      <text:p text:style-name="Normal">Easy to forget to call reveal</text:p>
      <text:p text:style-name="Normal">Key point: no Logger class exists at this point, include or require have not been called, what happens if a Logger class is defined?<text:s/>(15)</text:p>
      <text:p text:style-name="Normal">Create class for dummy but a fatal flaw<text:s/>- intention to show the difference between our two frameworks<text:s/>(16)</text:p>
      <text:p text:style-name="Normal">Logger now included<text:s/>- retain dummy generation code from before.<text:s/>What results do we get?<text:s/>(17)</text:p>
      <text:p text:style-name="Normal">Second test passed, but first test threw an error</text:p>
      <text:p text:style-name="Normal">Conclusion: constructor is executed for PHPUnit, not for Prophecy.<text:s/>So how do we get the previous test passing?<text:s/>(18)</text:p>
      <text:p text:style-name="Normal">Use of expected exception annotation<text:s/>(19)</text:p>
      <text:p text:style-name="Normal">Also possible to bypass constructor through use of mock builder and disable original constructor method<text:s/>(20)</text:p>
      <text:p text:style-name="Normal">Creating Prophecy mocks is a one line call, but don’t forget to call reveal!<text:s/>Be aware that PHPUnit will attempt to execute your constructor body, and that you may wish to bypass this. (21)</text:p>
      <text:soft-page-break/>
      <text:h text:style-name="Heading2" text:outline-level="2">Stubs</text:h>
      <text:p text:style-name="Normal">Notice interface in type hint – can mock interfaces<text:s/>(22)</text:p>
      <text:p text:style-name="Normal">Arbitrary method call?<text:s/>This means you get to use code-completion in your IDE and any refactoring of method names will automatically update the tests.<text:s/>Perhaps not much difference at this point?<text:s/>(24)</text:p>
      <text:p text:style-name="Normal">Side-by-side comparison of PHPUnit and Prophecy stub test class:</text:p>
      <text:p text:style-name="Normal">Most important slide of this presentation.<text:s/>Instinct of PHPUnit is to enforce call order – Example of structure binding?<text:s/>Prophecy otoh does not – Example of message binding?<text:s/>(28)</text:p>
      <text:p text:style-name="P10">Request to add new method typical of development process<text:s/>(29)<text:tab/></text:p>
      <text:p text:style-name="Normal">Switch to specifying class name in type hint.<text:s/>This example linked to Magento work<text:s/>(34)</text:p>
      <text:p text:style-name="Normal">Also possible to bypass constructor through use of mock builder and disable original constructor method<text:s/>(36)</text:p>
      <text:p text:style-name="Normal">Spies</text:p>
      <text:p text:style-name="Normal">Recap our first sub test (38)</text:p>
      <text:p text:style-name="Normal">Recall stub test. Notice how test ends with an assertion (39)</text:p>
      <text:p text:style-name="Normal">Output from test. Notice single assertion (40)</text:p>
      <text:p text:style-name="Normal">Alternative approach (41)</text:p>
      <text:p text:style-name="Normal">Output from test – notice two assertions (Prophecy) – PHPUnit still only considers a single assertion<text:s/>(42)</text:p>
      <text:p text:style-name="Normal">Note these not equivalent as prophecy does not enforce order in which methods are called (45)</text:p>
      <text:p text:style-name="Normal">Alternative implementation with enforcement of call order in prophecy<text:s/>(46)</text:p>
      <text:p text:style-name="Normal">Mockito definition of a spy<text:s/>(47)</text:p>
      <text:h text:style-name="Heading2" text:outline-level="2">Mocks</text:h>
      <text:p text:style-name="Normal">Stubs have behaviour but no expectations.<text:s/>Mocks have behaviour and expectations<text:s/>(49)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Harrison</meta:initial-creator>
    <dc:creator>Richard Harrison</dc:creator>
    <meta:creation-date>2016-03-07T13:49:00Z</meta:creation-date>
    <dc:date>2016-03-07T14:11:00Z</dc:date>
    <meta:template xlink:href="Normal.dotm" xlink:type="simple"/>
    <meta:editing-cycles>1</meta:editing-cycles>
    <meta:editing-duration>PT1320S</meta:editing-duration>
    <meta:document-statistic meta:page-count="2" meta:paragraph-count="6" meta:word-count="477" meta:character-count="3190" meta:row-count="22" meta:non-whitespace-character-count="2719"/>
  </office:meta>
</office:document-meta>
</file>